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80eb" officeooo:paragraph-rsid="000e80eb"/>
    </style:style>
    <style:style style:name="P2" style:family="paragraph" style:parent-style-name="Standard">
      <style:text-properties fo:font-size="14pt" fo:font-weight="bold" officeooo:rsid="000e80eb" officeooo:paragraph-rsid="000e80eb" style:font-size-asian="14pt" style:font-weight-asian="bold" style:font-size-complex="14pt" style:font-weight-complex="bold"/>
    </style:style>
    <style:style style:name="P3" style:family="paragraph" style:parent-style-name="Standard">
      <style:text-properties officeooo:rsid="000ff671" officeooo:paragraph-rsid="000ff671"/>
    </style:style>
    <style:style style:name="P4" style:family="paragraph" style:parent-style-name="Standard">
      <style:text-properties officeooo:rsid="00105ee8" officeooo:paragraph-rsid="00105ee8"/>
    </style:style>
    <style:style style:name="P5" style:family="paragraph" style:parent-style-name="Standard">
      <style:text-properties officeooo:rsid="0011f66d" officeooo:paragraph-rsid="0011f66d"/>
    </style:style>
    <style:style style:name="P6" style:family="paragraph" style:parent-style-name="Standard">
      <style:text-properties officeooo:rsid="0011ff9e" officeooo:paragraph-rsid="0011ff9e"/>
    </style:style>
    <style:style style:name="P7" style:family="paragraph" style:parent-style-name="Standard">
      <style:text-properties officeooo:rsid="0012bafe" officeooo:paragraph-rsid="0012bafe"/>
    </style:style>
    <style:style style:name="P8" style:family="paragraph" style:parent-style-name="Standard">
      <style:text-properties officeooo:rsid="0014711e" officeooo:paragraph-rsid="0014711e"/>
    </style:style>
    <style:style style:name="P9" style:family="paragraph" style:parent-style-name="Standard">
      <style:text-properties officeooo:rsid="001568c5" officeooo:paragraph-rsid="001568c5"/>
    </style:style>
    <style:style style:name="P10" style:family="paragraph" style:parent-style-name="Text_20_body">
      <style:paragraph-properties fo:margin-left="0in" fo:margin-right="0in" fo:margin-top="0in" fo:margin-bottom="0.2083in" style:contextual-spacing="false" style:line-height-at-least="0.2291in" fo:widows="1" fo:text-indent="0in" style:auto-text-indent="false"/>
    </style:style>
    <style:style style:name="P11" style:family="paragraph" style:parent-style-name="Text_20_body">
      <style:paragraph-properties fo:margin-left="0in" fo:margin-right="0in" fo:margin-top="0in" fo:margin-bottom="0.2083in" style:contextual-spacing="false" style:line-height-at-least="0.2291in" fo:widows="1" fo:text-indent="0in" style:auto-text-indent="false"/>
      <style:text-properties fo:font-variant="normal" fo:text-transform="none" fo:color="#000000" style:font-name="Arial" fo:font-size="11.25pt" fo:letter-spacing="normal" fo:font-style="normal" fo:font-weight="normal"/>
    </style:style>
    <style:style style:name="P12" style:family="paragraph" style:parent-style-name="Heading_20_3">
      <style:paragraph-properties fo:margin-left="0in" fo:margin-right="0in" fo:margin-top="0in" fo:margin-bottom="0.2083in" style:contextual-spacing="false" fo:widows="1" fo:text-indent="0in" style:auto-text-indent="false"/>
      <style:text-properties fo:font-variant="normal" fo:text-transform="none" fo:color="#661811" style:font-name="Arial" fo:font-size="15pt" fo:letter-spacing="normal" fo:font-style="normal" fo:font-weight="bold"/>
    </style:style>
    <style:style style:name="P13" style:family="paragraph" style:parent-style-name="Heading_20_3">
      <style:text-properties fo:font-variant="normal" fo:text-transform="none" fo:color="#661811" style:font-name="Arial" fo:font-size="15pt" fo:letter-spacing="normal" fo:font-style="normal" fo:font-weight="bold" officeooo:rsid="000e80eb" officeooo:paragraph-rsid="000e80eb"/>
    </style:style>
    <style:style style:name="T1" style:family="text">
      <style:text-properties fo:font-variant="normal" fo:text-transform="none" fo:color="#000000" style:font-name="Arial" fo:font-size="11.25pt" fo:letter-spacing="normal" fo:font-style="normal" fo:font-weight="normal"/>
    </style:style>
    <style:style style:name="T2" style:family="text">
      <style:text-properties fo:font-variant="normal" fo:text-transform="none" fo:color="#661811" style:text-line-through-style="none" style:text-line-through-type="none" style:font-name="Arial" fo:font-size="11.25pt" fo:letter-spacing="normal" fo:font-style="normal" style:text-underline-style="none" fo:font-weight="normal" style:text-blinking="false"/>
    </style:style>
    <style:style style:name="T3" style:family="text">
      <style:text-properties officeooo:rsid="00129c3e"/>
    </style:style>
    <style:style style:name="T4" style:family="text">
      <style:text-properties officeooo:rsid="00148a23"/>
    </style:style>
    <style:style style:name="T5" style:family="text">
      <style:text-properties officeooo:rsid="0015ec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out Me:</text:p>
      <text:p text:style-name="P1"/>
      <text:h text:style-name="P13" text:outline-level="3">My Intrests</text:h>
      <text:p text:style-name="P10"><text:span text:style-name="T1">I enjoy projects which combine elements from many of my interests to create something unique and exciting. This has led me to the field of robotics, where I continually work on projects which combine important aspects of mechanical design, electrical engineering and software engineering. I have also been able to combine my love of sailing with my interest in robotics with Olin Robotic Sailing, where we are working on creating an autonomous sailboat capable of sailing across the Atlantic. For more information on this as well as my projects involving multirotors, hexapods, and other interesting things, please see my </text:span><text:a xlink:type="simple" xlink:href="http://index.html/"><text:span text:style-name="T2">projects page</text:span></text:a><text:span text:style-name="T1">. I also love the short period of time in a project during which all of the accumulated work comes together to produce a working product for the first time. I have been known to stay up for the last night of projects which I have nothing to do with, just to see the project materialize.</text:span></text:p>
      <text:h text:style-name="P12" text:outline-level="3"><text:bookmark text:name="my-life-in-one-paragraph"/>My Life in One Paragraph</text:h>
      <text:p text:style-name="P11">I've lived in Holden, MA for my whole life, and I've enjoyed golf, sailing, and skiing since I was little. In middle school, I joined a First Lego League robotics team, and discovered my passion for robotics. In high school, I changed schools to spend more time on math and science, and to join an FRC robotics team. My hobbies have shifted with my comfort in different areas. I have built model boats since I was little, and still do when I have the time, but as I have become more comfortable with software and electronics, I have shifted to experimenting with interesting robots and multi rotors.</text:p>
      <text:p text:style-name="P3">Projects Overview:</text:p>
      <text:p text:style-name="P3"/>
      <text:p text:style-name="P4">Many Olin College classes culminate in a final project which exhibits the culmination of the learning in the class. <text:s/>My classes which have ended with interesting final projects are listed on the left in order from most to least recent. <text:s/>I also have a page about Snot Bot – the research project I did between freshmen and sophomore year in which we worked on using drones to collect biological samples from whales, and Olin Robotic Sailing, an Olin club where we are working on an autonomous sailboat capable of crossing the Atlantic Ocean.</text:p>
      <text:p text:style-name="P4"/>
      <text:p text:style-name="P5">POE:</text:p>
      <text:p text:style-name="P5"/>
      <text:p text:style-name="P5">Principles of Engineering (POE) ends with a <text:s/>6 week, open ended final project. <text:s/>For my project, I am working on a team of 5 to design, build, and program a 6 legged robot. <text:s/>As of now (Thanksgiving Break), we have a hexapod capable of standing and moving in a walking-like motion, but a design flaw kept us from testing whether the robot will actually walk. <text:s/>We hope to have this sorted out soon after we resume work, and plan to program more interesting behaviors such as turning and beacon following before the end of the semester. <text:s/>To see our progress, visit our project website.</text:p>
      <text:p text:style-name="P5"/>
      <text:p text:style-name="P8">In this project, I have combined my experience with laser cutting and 3D printing with things I learned <text:soft-page-break/>in my hobbies working on remote controlled cars and multirotors. <text:s/>By combining different experiences and production methods, we were able to design a very light, sturdy hexapod, which will translate to longer battery life and more precise control over the hexapod's movements. <text:s/><text:span text:style-name="T4">To expand the features of the hexapod, we will also apply some of the things I have been learning in Computational Robotics and Olin Robotic Sailing to connect a Raspberry Pi to the arduino which is currently running the hexapod and give us more computational power for calculating more complex leg motions.</text:span></text:p>
      <text:p text:style-name="P8"/>
      <text:p text:style-name="P5"/>
      <text:p text:style-name="P6">DesNat:</text:p>
      <text:p text:style-name="P6">The hopper project in Design Nature is the first project at Olin. <text:s/>Given a very limited set of materials, we are asked to make a hopping toy inspired by nature. <text:s/>My toy, shown above, hopped about two feet, but the interesting piece of it was the physics behind why it hopped. <text:s/><text:span text:style-name="T3">Rather than use feet-like pieces to push off of the ground, my design relied on shifting the center of mass. <text:s/>The</text:span> hopper consists of three circles, but the outer two are tied together, so from the side there are two circles which <text:span text:style-name="T3">rotate away from each other, causing the hopper to flip itself over. <text:s/>If the circles were solid discs, nothing would happen, but because the upper half of the circles are empty, the center of mass starts below the center of the discs, then moves up when the hopper flips, creating upwards momentum which causes the toy to hop. <text:s/>We also need to have a delay mechanism, so the hopper wouldn't hop immediately after releasing it. <text:s/>I solved this with an ice rod, which is placed through the three upper holes, locking all three rings together, until the ice melts enough that it shatters, and the hopper releases (see video below).</text:span></text:p>
      <text:p text:style-name="P6"/>
      <text:p text:style-name="P7">Personal Projects Overview:</text:p>
      <text:p text:style-name="P7"/>
      <text:p text:style-name="P7">Here are some of the projects I have done in my free time, ranging from model boats which I have built since I was little to multirotors which I am still working on. <text:s/>I enjoy working on all of these projects, and I use them to push the limits of my knowledge and skills. <text:s/><text:span text:style-name="T4">You will see a lot of crossover between elements of these projects and my more official projects, as I gain knowledge in an area with one project, then apply that to a new project that comes up.</text:span></text:p>
      <text:p text:style-name="P7"/>
      <text:p text:style-name="P9">ORS:</text:p>
      <text:p text:style-name="P9"/>
      <text:p text:style-name="P9">Olin Robotic Sailing started as a club focused on the Sailbot competition, with small (approximately 2m) boats and a focus on manuvering in tight spaces. <text:s/>Recently, however, this club has switched its focus towards building an autonomous sailboat capable of sailing across the Atlantic. <text:s/>With this change comes an increase in scale, switching to a 4m boat, which has prompted complete redesigns of all of the mechanisms to control the boat. <text:s/>In addition, we chose to change our code from LabView to a ROS based system because we are more comfortable working in ROS and feel that it is easier for people joining the team to learn python so they can start contributing faster. <text:s/>I have taken on important roles in both the mechanical and software realms. <text:s/>For the mechanical team, I have been working with another student to design the rudder actuation system. <text:s/>After considering 4-bar linkages, direct gearing, and belts, we settled on a chain drive system because of simplicity, some resistance to the boat flexing, and cost. <text:s/>On the software side, I have been researching and implementing ROS capabilities for communicating with arduinos and other computers. <text:s/>We are using a single main computer on the boat, with separate arduinos on each of the <text:span text:style-name="T5">motors which establish full closed loop control of their motor. <text:s/>This way the computer simply tells the arduino where the actuator should be, and the arduino takes care of establishing and holding that position whithout additional input. <text:s/></text:span>We have successfully established a system where the main boat computer can communicate with the arduinos, which act as ROS nodes so that transfering information is simple, and a s<text:span text:style-name="T5">econd computer (acting as a ground station) can connect to the boat computer and see all of the ROS messages being passed around the boat.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1:43:52.494654212</meta:creation-date>
    <meta:generator>LibreOffice/4.2.8.2$Linux_X86_64 LibreOffice_project/420m0$Build-2</meta:generator>
    <dc:date>2016-04-28T16:02:57.500852855</dc:date>
    <meta:editing-duration>P0D</meta:editing-duration>
    <meta:editing-cycles>2</meta:editing-cycles>
    <meta:document-statistic meta:table-count="0" meta:image-count="0" meta:object-count="0" meta:page-count="2" meta:paragraph-count="16" meta:word-count="1179" meta:character-count="6838" meta:non-whitespace-character-count="5644"/>
  </office:meta>
</office:document-meta>
</file>